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627" officeooo:paragraph-rsid="00052627"/>
    </style:style>
    <style:style style:name="P2" style:family="paragraph" style:parent-style-name="Standard">
      <style:text-properties fo:font-size="10.5pt" fo:font-weight="bold" officeooo:paragraph-rsid="00052627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bold" officeooo:rsid="0006fd60" officeooo:paragraph-rsid="0006fd60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normal" officeooo:rsid="0006fd60" officeooo:paragraph-rsid="0006fd60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07c104" officeooo:paragraph-rsid="0007c104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0052627"/>
    </style:style>
    <style:style style:name="P7" style:family="paragraph" style:parent-style-name="Standard">
      <style:text-properties fo:font-weight="normal" officeooo:rsid="00052627" officeooo:paragraph-rsid="00052627" style:font-weight-asian="normal" style:font-weight-complex="normal"/>
    </style:style>
    <style:style style:name="P8" style:family="paragraph" style:parent-style-name="Standard">
      <style:text-properties officeooo:rsid="0006fd60" officeooo:paragraph-rsid="0006fd60"/>
    </style:style>
    <style:style style:name="P9" style:family="paragraph" style:parent-style-name="Standard">
      <style:text-properties fo:font-size="10pt" fo:font-weight="bold" officeooo:rsid="0006fd60" officeooo:paragraph-rsid="0006fd60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06fd60"/>
    </style:style>
    <style:style style:name="P11" style:family="paragraph" style:parent-style-name="Standard">
      <style:text-properties officeooo:paragraph-rsid="0007c104"/>
    </style:style>
    <style:style style:name="P12" style:family="paragraph" style:parent-style-name="Standard"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style:writing-mode="lr-tb"/>
      <style:text-properties fo:font-size="10.5pt" fo:font-weight="normal" officeooo:rsid="00052627" officeooo:paragraph-rsid="00052627" style:font-size-asian="10.5pt" style:font-weight-asian="normal" style:font-size-complex="10.5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52627"/>
    </style:style>
    <style:style style:name="T3" style:family="text">
      <style:text-properties style:font-name="sans-serif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sans-serif" fo:font-size="10.5pt" style:font-size-asian="10.5pt" style:font-size-complex="10.5pt"/>
    </style:style>
    <style:style style:name="T5" style:family="text">
      <style:text-properties style:font-name="sans-serif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sans-serif" fo:font-size="10.5pt" fo:font-weight="normal" officeooo:rsid="00052627" style:font-size-asian="10.5pt" style:font-weight-asian="normal" style:font-size-complex="10.5pt" style:font-weight-complex="normal"/>
    </style:style>
    <style:style style:name="T7" style:family="text">
      <style:text-properties style:font-name="sans-serif" fo:font-size="10.5pt" fo:font-weight="normal" officeooo:rsid="0006fd60" style:font-size-asian="10.5pt" style:font-weight-asian="normal" style:font-size-complex="10.5pt" style:font-weight-complex="normal"/>
    </style:style>
    <style:style style:name="T8" style:family="text">
      <style:text-properties style:font-name="sans-serif" fo:font-size="10.5pt" fo:font-weight="normal" officeooo:rsid="0007c104" style:font-size-asian="10.5pt" style:font-weight-asian="normal" style:font-size-complex="10.5pt" style:font-weight-complex="normal"/>
    </style:style>
    <style:style style:name="T9" style:family="text">
      <style:text-properties style:font-name="sans-serif" officeooo:rsid="0007c104"/>
    </style:style>
    <style:style style:name="T10" style:family="text">
      <style:text-properties fo:font-size="10.5pt" fo:font-weight="bold" style:font-size-asian="10.5pt" style:font-weight-asian="bold" style:font-size-complex="10.5pt" style:font-weight-complex="bold"/>
    </style:style>
    <style:style style:name="T11" style:family="text">
      <style:text-properties officeooo:rsid="0007c104"/>
    </style:style>
    <style:style style:name="T12" style:family="text">
      <style:text-properties style:text-line-through-style="solid" style:text-line-through-type="single" style:font-name="sans-serif"/>
    </style:style>
    <style:style style:name="T13" style:family="text">
      <style:text-properties style:text-line-through-style="solid" style:text-line-through-type="single" style:font-name="sans-serif" officeooo:rsid="0007c104"/>
    </style:style>
    <style:style style:name="T14" style:family="text">
      <style:text-properties style:text-line-through-style="none" style:text-line-through-type="none" style:font-name="sans-serif"/>
    </style:style>
    <style:style style:name="T15" style:family="text">
      <style:text-properties style:text-line-through-style="none" style:text-line-through-type="none" style:font-name="sans-serif" officeooo:rsid="0007c104"/>
    </style:style>
    <style:style style:name="T16" style:family="text">
      <style:text-properties style:text-line-through-style="none" style:text-line-through-type="none" style:font-name="sans-serif" fo:font-size="10.5pt" fo:font-weight="normal" officeooo:rsid="0006fd60" style:font-size-asian="10.5pt" style:font-weight-asian="normal" style:font-size-complex="10.5pt" style:font-weight-complex="normal"/>
    </style:style>
    <style:style style:name="T17" style:family="text">
      <style:text-properties style:text-line-through-style="none" style:text-line-through-type="none" style:font-name="sans-serif" fo:font-size="10.5pt" fo:font-weight="normal" officeooo:rsid="0007c104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page3R_mcid16"/><text:span text:style-name="T2">1</text:span><text:span text:style-name="T1">.</text:span><text:bookmark text:name="page3R_mcid17"/><text:span text:style-name="T1">-</text:span><text:bookmark text:name="page3R_mcid18"/><text:bookmark text:name="page3R_mcid19"/> <text:span text:style-name="T1">A partir del</text:span><text:bookmark text:name="page3R_mcid20"/> <text:span text:style-name="T1">directorio personal y u</text:span><text:bookmark text:name="page3R_mcid21"/><text:span text:style-name="T1">tilizando una única orden, cree un directorio llamado</text:span><text:bookmark text:name="page3R_mcid22"/> <text:span text:style-name="T1">repaso</text:span><text:bookmark text:name="page3R_mcid23"/><text:span text:style-name="T1">, dentro de él otros dos directorios llamados</text:span><text:bookmark text:name="page3R_mcid25"/> <text:span text:style-name="T1">prueba1</text:span><text:bookmark text:name="page3R_mcid26"/><text:bookmark text:name="page3R_mcid27"/> <text:span text:style-name="T1">y</text:span><text:bookmark text:name="page3R_mcid28"/> <text:span text:style-name="T1">prueba2</text:span><text:bookmark text:name="page3R_mcid29"/><text:span text:style-name="T1">, y dentro de prueba1 otro directorio llamado</text:span><text:bookmark text:name="page3R_mcid31"/> <text:span text:style-name="T1">ejercicio1.</text:span></text:p>
      <text:p text:style-name="P13"><text:span text:style-name="T1">Cd ~/antoniojrr</text:span></text:p>
      <text:p text:style-name="P13"><text:span text:style-name="T1">mkdir -p repaso/prueba1/ejercicio1 repaso/prueba2</text:span></text:p>
      <text:p text:style-name="P13"><text:span text:style-name="T1"/></text:p>
      <text:p text:style-name="P13"><text:span text:style-name="T1"/></text:p>
      <text:p text:style-name="P12"><text:bookmark text:name="page3R_mcid40"/><text:span text:style-name="T1">2.</text:span><text:bookmark text:name="page3R_mcid41"/><text:span text:style-name="T1">-</text:span><text:bookmark text:name="page3R_mcid42"/><text:bookmark text:name="page3R_mcid43"/> <text:span text:style-name="T1">Situados en el directorio</text:span><text:bookmark text:name="page3R_mcid44"/> <text:span text:style-name="T1">ejercicio1</text:span><text:bookmark text:name="page3R_mcid45"/><text:span text:style-name="T1">, con una única orden, cree cinco archivos llamados</text:span><text:bookmark text:name="page3R_mcid46"/> <text:span text:style-name="T1">arch1.txt</text:span><text:bookmark text:name="page3R_mcid47"/><text:span text:style-name="T1">, arch2.txt</text:span><text:bookmark text:name="page3R_mcid49"/><text:span text:style-name="T1">,</text:span><text:bookmark text:name="page3R_mcid50"/> <text:span text:style-name="T1">arch3.txt</text:span><text:bookmark text:name="page3R_mcid51"/><text:span text:style-name="T1">,</text:span><text:bookmark text:name="page3R_mcid52"/> <text:span text:style-name="T1">arch4.pdf</text:span><text:bookmark text:name="page3R_mcid53"/><text:bookmark text:name="page3R_mcid54"/> <text:span text:style-name="T1">y</text:span><text:bookmark text:name="page3R_mcid55"/> <text:span text:style-name="T1">arch5.pdf</text:span></text:p>
      <text:p text:style-name="P13"><text:span text:style-name="T1">cd repaso/prueba1/ejercicio1</text:span></text:p>
      <text:p text:style-name="P13"><text:span text:style-name="T1">touch arch1.txt arch2.txt arch3.txt arch4.pdf arch5.pdf</text:span></text:p>
      <text:p text:style-name="P13"><text:span text:style-name="T1"/></text:p>
      <text:p text:style-name="P13"><text:span text:style-name="T1"/></text:p>
      <text:p text:style-name="P12"><text:bookmark text:name="page3R_mcid63"/><text:span text:style-name="T1">3.</text:span><text:bookmark text:name="page3R_mcid64"/><text:span text:style-name="T1">-</text:span><text:bookmark text:name="page3R_mcid65"/><text:bookmark text:name="page3R_mcid66"/> <text:span text:style-name="T1">Desde el directorio</text:span><text:bookmark text:name="page3R_mcid67"/> <text:span text:style-name="T1">ejercicio1</text:span><text:bookmark text:name="page3R_mcid68"/><text:span text:style-name="T1">, redireccione al archivo</text:span><text:bookmark text:name="page3R_mcid69"/> <text:span text:style-name="T1">arch1.txt</text:span><text:bookmark text:name="page3R_mcid70"/> <text:span text:style-name="T1">el</text:span><text:bookmark text:name="page3R_mcid71"/><text:bookmark text:name="page3R_mcid72"/> <text:span text:style-name="T1">resultado de buscar la palabra </text:span>“<text:span text:style-name="T1">expresiones” en la ayuda (help) de la orden</text:span><text:bookmark text:name="page3R_mcid74"/><text:bookmark text:name="page3R_mcid75"/> <text:span text:style-name="T1">let</text:span></text:p>
      <text:p text:style-name="P1">help let | grep expresiones &gt;&gt; arch1.txt</text:p>
      <text:p text:style-name="P1"/>
      <text:p text:style-name="P1"><text:bookmark text:name="page3R_mcid85"/><text:span text:style-name="T3">4.</text:span><text:bookmark text:name="page3R_mcid86"/><text:span text:style-name="T3">-</text:span><text:bookmark text:name="page3R_mcid87"/><text:bookmark text:name="page3R_mcid88"/><text:span text:style-name="T10"> </text:span><text:span text:style-name="T3">Desde el</text:span><text:bookmark text:name="page3R_mcid89"/><text:span text:style-name="T10"> </text:span><text:span text:style-name="T3">directorio personal</text:span><text:bookmark text:name="page3R_mcid90"/><text:span text:style-name="T3">, copie los ficheros de ejercicio1 cuya extensión tenga una x al directorio</text:span><text:bookmark text:name="page3R_mcid92"/><text:span text:style-name="T10"> </text:span><text:span text:style-name="T3">prueba2</text:span><text:bookmark text:name="page3R_mcid93"/><text:span text:style-name="T3">.</text:span></text:p>
      <text:p text:style-name="P7"><text:span text:style-name="T4">Cd ~/antoniojrr</text:span></text:p>
      <text:p text:style-name="P6"><text:span text:style-name="T6">Cp repaso/prueba1/ejercicio1/*.*t* repaso/prueba2/</text:span></text:p>
      <text:p text:style-name="P6"><text:span text:style-name="T6"/></text:p>
      <text:p text:style-name="P2"><text:bookmark text:name="page3R_mcid101"/><text:span text:style-name="T2">5.</text:span><text:bookmark text:name="page3R_mcid102"/><text:span text:style-name="T2">-</text:span><text:bookmark text:name="page3R_mcid103"/><text:bookmark text:name="page3R_mcid104"/><text:span text:style-name="T2"> Nuevamente d</text:span><text:bookmark text:name="page3R_mcid105"/><text:span text:style-name="T2">esde el</text:span><text:bookmark text:name="page3R_mcid106"/><text:span text:style-name="T2"> directorio personal</text:span><text:bookmark text:name="page3R_mcid107"/><text:span text:style-name="T2">, obtenga las 15 primeras líneas del manual de la orden find y añádalo al final del archivo</text:span><text:bookmark text:name="page3R_mcid109"/><text:span text:style-name="T2"> arch1.txt</text:span><text:bookmark text:name="page3R_mcid110"/><text:span text:style-name="T2"> del directorio</text:span><text:bookmark text:name="page3R_mcid111"/><text:bookmark text:name="page3R_mcid112"/><text:span text:style-name="T2"> prueba2</text:span><text:bookmark text:name="page3R_mcid113"/><text:span text:style-name="T2">.</text:span></text:p>
      <text:p text:style-name="P8"><text:span text:style-name="T6">M</text:span><text:span text:style-name="T5">an find | head -15 &gt;&gt;repaso/prueba2/arch1.txt</text:span></text:p>
      <text:p text:style-name="P8"><text:span text:style-name="T5"/></text:p>
      <text:p text:style-name="P9"><text:bookmark text:name="page18R_mcid0"/><text:span text:style-name="T1">6.</text:span><text:bookmark text:name="page18R_mcid1"/><text:span text:style-name="T1">-</text:span><text:bookmark text:name="page18R_mcid2"/><text:bookmark text:name="page18R_mcid3"/><text:span text:style-name="T1"> Exprese la siguiente operación aritmética e indique su resultado:</text:span><text:bookmark text:name="page18R_mcid4"/><text:span text:style-name="T1"> 2+3+4+5/2 con y sin decimales.</text:span></text:p>
      <text:p text:style-name="P8"><text:span text:style-name="T5">Expr 2 + 3 + 4 + 5 / 2 → SIN</text:span></text:p>
      <text:p text:style-name="P8"><text:span text:style-name="T5">echo 2+3+4+5/2 | bc -l → CON </text:span></text:p>
      <text:p text:style-name="P8"><text:span text:style-name="T5"/></text:p>
      <text:p text:style-name="P3"><text:bookmark text:name="page18R_mcid13"/><text:span text:style-name="T1">7.</text:span><text:bookmark text:name="page18R_mcid14"/><text:span text:style-name="T1">-</text:span><text:bookmark text:name="page18R_mcid15"/><text:bookmark text:name="page18R_mcid16"/><text:span text:style-name="T1"> En la carpeta personal, construya un guión llamado</text:span><text:bookmark text:name="page18R_mcid17"/><text:span text:style-name="T1"> repaso</text:span><text:bookmark text:name="page18R_mcid18"/><text:bookmark text:name="page18R_mcid19"/><text:span text:style-name="T1"> que admita dos argumentos, el primero será un directorio y el segundo</text:span><text:bookmark text:name="page18R_mcid21"/><text:span text:style-name="T1"> será un</text:span><text:bookmark text:name="page18R_mcid22"/><text:bookmark text:name="page18R_mcid23"/><text:span text:style-name="T1"> archivo:</text:span></text:p>
      <text:p text:style-name="P4"><text:span text:style-name="T1">touch repaso</text:span></text:p>
      <text:p text:style-name="P4"><text:span text:style-name="T1">chmod 777 repasoprueba2</text:span></text:p>
      <text:p text:style-name="P4"><text:span text:style-name="T1"/></text:p>
      <text:p text:style-name="P4"><text:span text:style-name="T1">// Contenido del guion</text:span></text:p>
      <text:p text:style-name="P4"><text:span text:style-name="T1">#!/bin/bash</text:span></text:p>
      <text:p text:style-name="P4"><text:span text:style-name="T1"/></text:p>
      <text:p text:style-name="P3"><text:bookmark text:name="page18R_mcid38"/><text:span text:style-name="T1">–</text:span><text:bookmark text:name="page18R_mcid39"/><text:span text:style-name="T1"> Comprobar que el número de argumentos es correcto, y si no fuera así, indicar cómo se debe ejecutar para que funcione correctamente. Esto es, una pequeña ayuda y terminar.</text:span></text:p>
      <text:p text:style-name="P4"><text:span text:style-name="T1">If [ $# != 2 ]; then printf “Error: introduzca 2 argumentos, un directorio y un archivo\n”; exit 1; fi</text:span></text:p>
      <text:p text:style-name="P4"><text:span text:style-name="T1"/></text:p>
      <text:p text:style-name="P3"><text:span text:style-name="T1">–</text:span><text:bookmark text:name="page18R_mcid44"/><text:span text:style-name="T1"> Si el</text:span><text:bookmark text:name="page18R_mcid45"/><text:span text:style-name="T1"> segundo</text:span><text:bookmark text:name="page18R_mcid46"/><text:bookmark text:name="page18R_mcid47"/><text:span text:style-name="T1"> argumento es un archivo, escribir las tres primeras líneas en otro archivo llamado</text:span><text:bookmark text:name="page18R_mcid49"/><text:span text:style-name="T1"> salida</text:span><text:bookmark text:name="page18R_mcid51"/><text:bookmark text:name="page18R_mcid50"/><text:span text:style-name="T1"> y mostrar un mensaje informando de dicha acción. En caso contrario informar del error y salir.</text:span></text:p>
      <text:p text:style-name="P4"><text:span text:style-name="T1">If test -f $2; then cat $2 | head -3 &gt; salida ; printf “3 primeras lineas copiadas a salida\n”</text:span></text:p>
      <text:p text:style-name="P4"><text:span text:style-name="T1">else printf “Error: el segundo argumento debe ser un archivo existente\n”; exit 1; fi</text:span></text:p>
      <text:p text:style-name="P4"><text:span text:style-name="T1"/></text:p>
      <text:p text:style-name="P3"><text:span text:style-name="T1">–</text:span><text:bookmark text:name="page18R_mcid56"/><text:span text:style-name="T1"> Si el</text:span><text:bookmark text:name="page18R_mcid57"/><text:span text:style-name="T1"> primer</text:span><text:bookmark text:name="page18R_mcid58"/><text:bookmark text:name="page18R_mcid59"/><text:span text:style-name="T1"> argumento es un directorio, mostrar un mensaje con el núm</text:span><text:bookmark text:name="page18R_mcid60"/><text:span text:style-name="T1">ero de archivos</text:span><text:bookmark text:name="page18R_mcid61"/><text:span text:style-name="T1"><text:line-break/>que contiene.</text:span><text:bookmark text:name="page18R_mcid62"/><text:bookmark text:name="page18R_mcid63"/><text:span text:style-name="T1"> En caso contrario crear un directorio con el nombre del primer argumento.</text:span></text:p>
      <text:p text:style-name="P10"><text:span text:style-name="T7">If test -d $1; then num=`</text:span><text:span text:style-name="T8">find $1 -type f -maxdepth 0</text:span><text:span text:style-name="T7"> | wc -</text:span><text:span text:style-name="T16">l`; printf <text:s/>“Encontrados $</text:span><text:span text:style-name="T17">num</text:span><text:span text:style-name="T7"> archivos en $1</text:span><text:span text:style-name="T8">\n”</text:span></text:p>
      <text:p text:style-name="P4"><text:span text:style-name="T1">else printf “Error: el primer argumento debe ser un directorio existente</text:span><text:span text:style-name="T9">\n”; exit 1; fi</text:span></text:p>
      <text:p text:style-name="P3"><text:bookmark text:name="page18R_mcid64"/><text:bookmark text:name="page18R_mcid65"/><text:bookmark text:name="page18R_mcid66"/><text:soft-page-break/><text:span text:style-name="T1"><text:line-break/>–</text:span><text:bookmark text:name="page18R_mcid67"/><text:span text:style-name="T1"> Buscar en el directorio pasado como</text:span><text:bookmark text:name="page18R_mcid68"/><text:bookmark text:name="page18R_mcid69"/><text:span text:style-name="T1"> primer</text:span><text:bookmark text:name="page18R_mcid70"/><text:bookmark text:name="page18R_mcid71"/><text:span text:style-name="T1"> argumento los archivos que tienen permiso de lectura y añadir el resultado de la búsqueda al final del arch</text:span><text:bookmark text:name="page18R_mcid73"/><text:span text:style-name="T1">ivo</text:span><text:bookmark text:name="page18R_mcid74"/><text:span text:style-name="T1"> salida</text:span><text:bookmark text:name="page18R_mcid75"/><text:span text:style-name="T1">. Además, mostrar por pantalla el siguiente mensaje: “</text:span><text:bookmark text:name="page18R_mcid77"/><text:span text:style-name="T1">De un total de N archivos, hay X archivos con permiso de lectura” (siendo N el número total de archivos del directorio y X los que tienen permiso</text:span><text:bookmark text:name="page18R_mcid79"/><text:span text:style-name="T1"><text:line-break/>de lectura).</text:span></text:p>
      <text:p text:style-name="P11"><text:span text:style-name="T8">xarchivos=`find $1 -type f -maxdepth 1 -r | wc -l`</text:span></text:p>
      <text:p text:style-name="P5"><text:span text:style-name="T1"/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0:18:16.820930013</meta:creation-date>
    <dc:date>2022-05-28T20:55:26.865358488</dc:date>
    <meta:editing-duration>PT59S</meta:editing-duration>
    <meta:editing-cycles>1</meta:editing-cycles>
    <meta:document-statistic meta:table-count="0" meta:image-count="0" meta:object-count="0" meta:page-count="2" meta:paragraph-count="31" meta:word-count="477" meta:character-count="2920" meta:non-whitespace-character-count="2467"/>
    <meta:generator>LibreOffice/6.4.7.2$Linux_X86_64 LibreOffice_project/40$Build-2</meta:generator>
  </office:meta>
</office:document-meta>
</file>